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text-properties style:font-name="Times New Roman" fo:font-size="12pt" style:font-size-asian="12pt" style:font-name-complex="Arial" style:font-size-complex="12pt"/>
    </style:style>
    <style:style style:name="P4" style:family="paragraph" style:parent-style-name="UrbanBody">
      <style:text-properties style:font-name-complex="Ari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asian="Arial"/>
    </style:style>
    <style:style style:name="T7" style:family="text">
      <style:text-properties style:font-name-asian="Arial" style:font-name-complex="Arial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6"><text:span text:style-name="T10">do text</text:span></text:p><text:p text:style-name="P6"><text:span text:style-name="T10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5"><text:span text:style-name="T8">do text if not len(self.getApplicants()) &gt; 1</text:span></text:p><text:p text:style-name="P5"><text:span text:style-name="T9">from xhtml(tool.decorateHTML('UrbanAddress',self.getNotariesSignaletic(withaddress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5"><text:span text:style-name="T8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2">Correspondant : </text:p>
      <text:p text:style-name="P2"><office:annotation><dc:creator>sde </dc:creator><dc:date>2011-09-28T10:32:43</dc:date><text:p text:style-name="P5"><text:span text:style-name="T10">do text </text:span></text:p><text:p text:style-name="P5"><text:span text:style-name="T10">from xhtml(self.portal_urban.decorateHTML('UrbanBody',self.getFolderManagersSignaletic(withTel=True)))</text:span></text:p></office:annotation></text:p>
      <text:p text:style-name="P2"/>
      <text:p text:style-name="UrbanBody"/>
      <text:p text:style-name="UrbanBody"><text:text-input text:description="Notaire-Titre">self.getNotariesSignaletic()</text:text-input></text:p>
      <text:p text:style-name="UrbanBody"/>
      <text:p text:style-name="UrbanBody"><text:span text:style-name="T5">Nous</text:span><text:span text:style-name="T7"> </text:span><text:span text:style-name="T5">avons</text:span><text:span text:style-name="T7"> </text:span><text:span text:style-name="T5">bien</text:span><text:span text:style-name="T7"> </text:span><text:span text:style-name="T5">reçu</text:span><text:span text:style-name="T7"> </text:span><text:span text:style-name="T5">votre</text:span><text:span text:style-name="T7"> </text:span><text:span text:style-name="T5">courrier</text:span><text:span text:style-name="T7"> </text:span><text:span text:style-name="T5">du</text:span><text:span text:style-name="T7"> </text:span><text:span text:style-name="T7"><text:text-input text:description="Champs Evénement-Date de réception">tool.formatDate(self.getLastDeposit().getEventDate())</text:text-input></text:span><text:span text:style-name="T5">,</text:span><text:span text:style-name="T7"> </text:span><text:span text:style-name="T5">par</text:span><text:span text:style-name="T7"> </text:span><text:span text:style-name="T5">lequel</text:span><text:span text:style-name="T7"> </text:span><text:span text:style-name="T5">vous</text:span><text:span text:style-name="T7"> </text:span><text:span text:style-name="T5">nous</text:span><text:span text:style-name="T7"> </text:span><text:span text:style-name="T5">faites</text:span><text:span text:style-name="T7"> </text:span><text:span text:style-name="T5">part</text:span><text:span text:style-name="T7"> </text:span><text:span text:style-name="T5">de</text:span><text:span text:style-name="T7"> </text:span><text:span text:style-name="T5">la</text:span><text:span text:style-name="T7"> </text:span><text:span text:style-name="T5">division</text:span><text:span text:style-name="T7"> </text:span><text:span text:style-name="T5">de</text:span><text:span text:style-name="T7"> </text:span><text:span text:style-name="T5">la</text:span><text:span text:style-name="T7"> </text:span><text:span text:style-name="T5">propriété</text:span><text:span text:style-name="T7"> </text:span><text:span text:style-name="T5">susmentionnée.</text:span></text:p>
      <text:p text:style-name="UrbanBody"/>
      <text:p text:style-name="UrbanBody"><text:span text:style-name="T5">Les</text:span><text:span text:style-name="T6"> </text:span><text:span text:style-name="T5">documents</text:span><text:span text:style-name="T6"> </text:span><text:span text:style-name="T5">fournis</text:span><text:span text:style-name="T6"> </text:span><text:span text:style-name="T5">ne</text:span><text:span text:style-name="T6"> </text:span><text:span text:style-name="T5">nous</text:span><text:span text:style-name="T6"> </text:span><text:span text:style-name="T5">permettent</text:span><text:span text:style-name="T6"> </text:span><text:span text:style-name="T5">pas</text:span><text:span text:style-name="T6"> </text:span><text:span text:style-name="T5">de</text:span><text:span text:style-name="T6"> </text:span><text:span text:style-name="T5">statuer</text:span><text:span text:style-name="T6"> </text:span><text:span text:style-name="T5">sur</text:span><text:span text:style-name="T6"> </text:span><text:span text:style-name="T5">votre</text:span><text:span text:style-name="T6"> </text:span><text:span text:style-name="T5">demande.</text:span></text:p>
      <text:p text:style-name="P3">Suivant l'Article 90 du CWATUPE.</text:p>
      <text:p text:style-name="P4"/>
      <text:p text:style-name="UrbanBody"><text:span text:style-name="T5">Dans</text:span><text:span text:style-name="T7"> </text:span><text:span text:style-name="T5">l</text:span><text:span text:style-name="T7">’</text:span><text:span text:style-name="T5">attente</text:span><text:span text:style-name="T7"> </text:span><text:span text:style-name="T5">de</text:span><text:span text:style-name="T7"> </text:span><text:span text:style-name="T5">ce</text:span><text:span text:style-name="T7"> </text:span><text:span text:style-name="T5">complément</text:span><text:span text:style-name="T7"> </text:span><text:span text:style-name="T5">d</text:span><text:span text:style-name="T7">’</text:span><text:span text:style-name="T5">information,</text:span>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8">do text</text:span></text:p><text:p text:style-name="P5"><text:span text:style-name="T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5:11.713842442</dc:date>
    <meta:editing-duration>PT8H42M1S</meta:editing-duration>
    <meta:editing-cycles>57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24" meta:character-count="1010" meta:non-whitespace-character-count="926"/>
  </office:meta>
</office:document-meta>
</file>